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weight="bold" style:font-weight-asian="bold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rsid="0015d1d3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5d1d3" style:font-style-asian="italic" style:font-weight-asian="bold"/>
    </style:style>
    <style:style style:name="T3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February</text:span><text:span text:style-name="T1"> 4</text:span><text:span text:style-name="T3">th</text:span><text:span text:style-name="T1"> 2019 unedited</text:span></text:h>
      <text:h text:style-name="P1" text:outline-level="2">Table of contents<text:bookmark text:name="_GoBack"/></text:h>
      <text:list xml:id="list3858475348" text:style-name="WWNum1">
        <text:list-item>
          <text:p text:style-name="P4">today</text:p>
        </text:list-item>
        <text:list-item>
          <text:p text:style-name="P3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3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Standard">#### Words total</text:p>
      <text:h text:style-name="Heading_20_2" text:outline-level="2"><text:bookmark text:name="_End_of_day"/>End of day (outro)</text:h>
      <text:p text:style-name="Standard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</text:span></text:p>
      <text:h text:style-name="Heading_20_1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walla walla</meta:initial-creator>
    <meta:editing-cycles>9</meta:editing-cycles>
    <meta:creation-date>2018-10-11T20:50:00</meta:creation-date>
    <dc:date>2019-02-27T05:34:33.742000000</dc:date>
    <meta:editing-duration>PT11M59S</meta:editing-duration>
    <meta:generator>LibreOffice/6.1.2.1$Windows_X86_64 LibreOffice_project/65905a128db06ba48db947242809d14d3f9a93fe</meta:generator>
    <meta:document-statistic meta:table-count="0" meta:image-count="0" meta:object-count="0" meta:page-count="1" meta:paragraph-count="9" meta:word-count="173" meta:character-count="932" meta:non-whitespace-character-count="7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